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15in" style:rel-column-width="17347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_20__28_user_29_">
      <style:paragraph-properties fo:line-height="150%" fo:text-align="center" style:justify-single-word="false"/>
    </style:style>
    <style:style style:name="P4" style:family="paragraph" style:parent-style-name="Standard_20__28_user_29_">
      <style:paragraph-properties fo:line-height="150%" fo:text-align="justify" style:justify-single-word="false"/>
    </style:style>
    <style:style style:name="P5" style:family="paragraph" style:parent-style-name="Standard_20__28_user_29_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_20__28_user_29_">
      <style:paragraph-properties style:snap-to-layout-grid="false"/>
      <style:text-properties fo:color="#000000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color="#000000" fo:font-size="14pt" officeooo:rsid="0014981f" officeooo:paragraph-rsid="0014981f" style:font-size-asian="14pt" style:font-size-complex="14pt"/>
    </style:style>
    <style:style style:name="P11" style:family="paragraph" style:parent-style-name="Standard_20__28_user_29_">
      <style:paragraph-properties fo:margin-left="0in" fo:margin-right="0in" fo:line-height="150%" fo:text-indent="0.4925in" style:auto-text-indent="false"/>
    </style:style>
    <style:style style:name="P12" style:family="paragraph" style:parent-style-name="Standard_20__28_user_29_">
      <style:paragraph-properties fo:margin-left="0in" fo:margin-right="0in" fo:line-height="150%" fo:text-indent="0in" style:auto-text-indent="false"/>
      <style:text-properties officeooo:paragraph-rsid="0014981f"/>
    </style:style>
    <style:style style:name="P13" style:family="paragraph" style:parent-style-name="Times14_5f_РИО2">
      <style:paragraph-properties fo:margin-left="0in" fo:margin-right="0in" fo:text-indent="0in" style:auto-text-indent="false"/>
    </style:style>
    <style:style style:name="P1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16" style:family="paragraph" style:parent-style-name="Times14_5f_РИО2">
      <style:text-properties officeooo:paragraph-rsid="00160d36"/>
    </style:style>
    <style:style style:name="P17" style:family="paragraph" style:parent-style-name="Times14_5f_РИО2">
      <style:paragraph-properties fo:margin-left="0.4925in" fo:margin-right="0in" fo:line-height="115%" fo:text-indent="0.4925in" style:auto-text-indent="false"/>
      <style:text-properties fo:font-size="12pt" style:font-size-asian="12pt"/>
    </style:style>
    <style:style style:name="P18" style:family="paragraph" style:parent-style-name="Preformatted_20_Text">
      <style:paragraph-properties fo:line-height="115%"/>
      <style:text-properties fo:color="#000000" style:font-name="Times New Roman" fo:font-size="12pt" fo:language="en" fo:country="US" style:font-size-asian="12pt" style:font-size-complex="12pt"/>
    </style:style>
    <style:style style:name="P19" style:family="paragraph" style:parent-style-name="Preformatted_20_Text">
      <style:paragraph-properties fo:margin-left="0.4925in" fo:margin-right="0in" fo:line-height="115%" fo:text-indent="0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1" style:family="paragraph" style:parent-style-name="Standard_20__28_user_29_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22" style:family="paragraph" style:parent-style-name="Standard_20__28_user_29_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23" style:family="paragraph" style:parent-style-name="Standard_20__28_user_29_">
      <style:text-properties fo:color="#000000" fo:font-size="14pt" style:font-size-asian="14pt" style:font-size-complex="14pt"/>
    </style:style>
    <style:style style:name="P24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5" style:family="paragraph" style:parent-style-name="Standard_20__28_user_29_" style:list-style-name="WWNum7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26" style:family="paragraph" style:parent-style-name="Standard_20__28_user_29_">
      <style:paragraph-properties fo:line-height="115%" fo:text-align="justify" style:justify-single-word="false"/>
      <style:text-properties fo:color="#000000" fo:font-size="14pt" style:font-size-asian="14pt" style:font-size-complex="14pt"/>
    </style:style>
    <style:style style:name="P27" style:family="paragraph" style:parent-style-name="Standard_20__28_user_29_" style:list-style-name="WWNum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_20__28_user_29_">
      <style:paragraph-properties fo:margin-left="0in" fo:margin-right="0in" fo:line-height="150%" fo:text-indent="0.4925in" style:auto-text-indent="false"/>
      <style:text-properties fo:color="#000000" fo:font-size="14pt" fo:font-weight="bold" officeooo:rsid="0014981f" style:font-size-asian="14pt" style:font-weight-asian="bold" style:font-size-complex="14pt"/>
    </style:style>
    <style:style style:name="P30" style:family="paragraph" style:parent-style-name="Standard_20__28_user_29_">
      <style:paragraph-properties fo:margin-left="0in" fo:margin-right="0in" fo:line-height="150%" fo:text-indent="0.4925in" style:auto-text-indent="false"/>
      <style:text-properties fo:color="#000000" fo:font-size="14pt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bold" officeooo:paragraph-rsid="0014981f" style:font-size-asian="14pt" style:font-weight-asian="bold" style:font-size-complex="14pt" style:font-weight-complex="bold"/>
    </style:style>
    <style:style style:name="P33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normal" officeooo:paragraph-rsid="0014981f" style:font-size-asian="14pt" style:font-weight-asian="normal" style:font-size-complex="14pt" style:font-weight-complex="normal"/>
    </style:style>
    <style:style style:name="P34" style:family="paragraph" style:parent-style-name="Times14_5f_РИО2">
      <style:paragraph-properties fo:margin-left="0.4925in" fo:margin-right="0in" fo:line-height="115%" fo:text-indent="0.4925in" style:auto-text-indent="false"/>
      <style:text-properties fo:font-size="12pt" style:font-size-asian="12pt"/>
    </style:style>
    <style:style style:name="P35" style:family="paragraph" style:parent-style-name="Times14_5f_РИО2" style:list-style-name="WWNum7">
      <style:paragraph-properties fo:margin-left="0in" fo:margin-right="0in" fo:text-indent="0in" style:auto-text-indent="false"/>
    </style:style>
    <style:style style:name="P36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fo:color="#000000" fo:font-size="10pt" style:font-size-asian="10pt" style:font-size-complex="10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 style:font-weight-complex="bold"/>
    </style:style>
    <style:style style:name="T7" style:family="text">
      <style:text-properties fo:color="#000000" fo:font-size="14pt" officeooo:rsid="0014981f" style:font-size-asian="14pt" style:font-size-complex="14pt" style:font-weight-complex="bold"/>
    </style:style>
    <style:style style:name="T8" style:family="text">
      <style:text-properties fo:color="#000000" fo:font-size="14pt" officeooo:rsid="0014981f" style:font-size-asian="14pt" style:font-size-complex="14pt"/>
    </style:style>
    <style:style style:name="T9" style:family="text">
      <style:text-properties fo:color="#000000" fo:font-size="14pt" fo:language="en" fo:country="US" officeooo:rsid="0014981f" style:font-size-asian="14pt" style:font-size-complex="14pt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officeooo:rsid="001728a2" style:font-size-asian="14pt" style:font-size-complex="14pt"/>
    </style:style>
    <style:style style:name="T13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4pt" fo:language="ru" fo:country="RU" fo:font-weight="bold" officeooo:rsid="00160d36" style:font-size-asian="14pt" style:font-weight-asian="bold" style:font-size-complex="14pt" style:font-weight-complex="bold"/>
    </style:style>
    <style:style style:name="T15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fo:color="#000000" fo:font-size="14pt" fo:language="ru" fo:country="RU" fo:font-weight="normal" officeooo:rsid="001728a2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language="ru" fo:country="RU" officeooo:rsid="001728a2" style:font-name-asian="Times New Roman1" style:font-size-asian="14pt" style:font-name-complex="Times New Roman1" style:font-size-complex="14pt" style:language-complex="ar" style:country-complex="SA"/>
    </style:style>
    <style:style style:name="T18" style:family="text">
      <style:text-properties fo:color="#000000" fo:font-weight="bold" officeooo:rsid="0014981f" style:font-weight-asian="bold" style:font-weight-complex="bold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officeooo:rsid="00160d36" style:font-size-asian="14pt" style:font-size-complex="14pt"/>
    </style:style>
    <style:style style:name="T22" style:family="text">
      <style:text-properties style:font-name="Ubuntu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60d36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160d36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fo:font-weight="normal" officeooo:rsid="001728a2" style:font-weight-asian="normal" style:font-weight-complex="normal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officeooo:rsid="001728a2" style:font-weight-asian="bold" style:font-weight-complex="bold"/>
    </style:style>
    <style:style style:name="T31" style:family="text">
      <style:text-properties officeooo:rsid="0017a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22">Кафедра МОЭВМ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14"><text:span text:style-name="Book_20_Title"><text:span text:style-name="T1">отчет</text:span></text:span></text:p>
      <text:p text:style-name="P22">по лабораторной работе №1</text:p>
      <text:p text:style-name="P22">по дисциплине «Алгоритмы и структуры данных»</text:p>
      <text:p text:style-name="P3"><text:span text:style-name="Book_20_Title"><text:span text:style-name="T19">Тема: ПРОГРАММИРОВАНИЕ РЕКУРСИВНЫХ АЛГОРИТМОВ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5">Студент гр. </text:span><text:span text:style-name="T9">8381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Нгуен Ш. Х.</text:p>
          </table:table-cell>
        </table:table-row>
        <table:table-row table:style-name="Table1.1">
          <table:table-cell table:style-name="Table1.A1" office:value-type="string">
            <text:p text:style-name="P23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3"><text:span text:style-name="T6">201</text:span><text:span text:style-name="T7">9</text:span></text:p>
      <text:p text:style-name="P28">Цель работы.</text:p>
      <text:p text:style-name="P11"><text:span text:style-name="T5">Познакомиться с основными понятиями и приёмами рекурсивного программирования, получить навыки программирования рекурсивных процедур и функций на языке программирования С++</text:span><text:span text:style-name="T8">.</text:span></text:p>
      <text:p text:style-name="P29"/>
      <text:p text:style-name="P31">Основные теоретические положения.</text:p>
      <text:p text:style-name="P30">Рекурсивным называется объект, содержащий сам себя или определенный с помощью самого себя.</text:p>
      <text:p text:style-name="P30">Мощность рекурсии связана с тем, что она позволяет определить бесконечное множество объектов с помощью конечного высказывания. Точно так же бесконечные вычисления можно описать с помощью конечной рекурсивной программы. Рекурсивные алгоритмы лучше всего использовать, когда решаемая задача, вычисляемая функция или обрабатываемая структура данных определены с помощью рекурсии.</text:p>
      <text:p text:style-name="P30">Если процедура (функция) Р содержит явное обращение к самой себе, она называется прямо рекурсивной. Если Р содержит обращение к процедуре (функции) Q, которая содержит (прямо или косвенно) обращение к Р, то Р называется косвенно рекурсивной.</text:p>
      <text:p text:style-name="P30"/>
      <text:p text:style-name="P32"><text:tab/>Задание</text:p>
      <text:p text:style-name="P12"><text:span text:style-name="T4"><text:tab/></text:span><text:span text:style-name="T10">Построить синтаксический анализатор для понятия скобки.</text:span></text:p>
      <text:p text:style-name="P33"><text:tab/>скобки::=А | ( B скобки скобки )</text:p>
      <text:p text:style-name="P33"/>
      <text:p text:style-name="P4"><text:span text:style-name="T5"><text:tab/></text:span><text:span text:style-name="T20">Ход работы</text:span></text:p>
      <text:list xml:id="list4282152238" text:style-name="WWNum7">
        <text:list-item>
          <text:p text:style-name="P27"><text:span text:style-name="T3">Произведён анализ задания и выделена рекурсивная функция </text:span><text:span text:style-name="T18">bracket</text:span><text:span text:style-name="T3"> и разработана её рекурсивная часть.</text:span></text:p>
        </text:list-item>
        <text:list-item>
          <text:p text:style-name="P25">Разработана программа, содержащая в себе:</text:p>
        </text:list-item>
      </text:list>
      <text:p text:style-name="P4"><text:tab/><text:span text:style-name="T21">2.1.</text:span><text:span text:style-name="T11">Функция, которая принимает каждый символ входной символьной строки </text:span><text:span text:style-name="T13">arr</text:span><text:span text:style-name="T11">, сохраняется в char </text:span><text:span text:style-name="T13">a</text:span><text:span text:style-name="T15">:</text:span></text:p>
      <text:p text:style-name="P26"><text:tab/><text:tab/></text:p>
      <text:p text:style-name="P18"><text:soft-page-break/><text:s text:c="3"/><text:tab/><text:tab/><text:tab/>void symbol(string arr, char&amp; a){</text:p>
      <text:p text:style-name="P18"><text:s text:c="4"/><text:tab/><text:tab/><text:tab/><text:tab/>a = arr[pos];</text:p>
      <text:p text:style-name="P18"><text:s text:c="4"/><text:tab/><text:tab/><text:tab/><text:tab/>pos++;</text:p>
      <text:p text:style-name="P18"><text:tab/><text:tab/><text:tab/>}</text:p>
      <text:p text:style-name="P18"/>
      <text:p text:style-name="P16"><text:span text:style-name="T26">2.2. </text:span>Функцию <text:span text:style-name="T24">bracket</text:span><text:span text:style-name="T22"> </text:span>для обработки <text:s/><text:span text:style-name="T11">строки. Флаг </text:span><text:span text:style-name="T14">FlagErr</text:span><text:span text:style-name="T11"> ввода хранит значение типа ошибки. Символ строки </text:span><text:span text:style-name="T13">arr</text:span><text:span text:style-name="T11"> берется по очереди и сохраняется в переменной char </text:span><text:span text:style-name="T13">a</text:span><text:span text:style-name="T11">. Если </text:span><text:span text:style-name="T13">a = 'A'</text:span><text:span text:style-name="T11">, то </text:span><text:span text:style-name="T13">FlagErr</text:span><text:span text:style-name="T11"> = 0, в противном случае </text:span><text:span text:style-name="T13">a = '('</text:span><text:span text:style-name="T11"> продолжайте получать больше символов из строкового аргумента </text:span><text:span text:style-name="T13">arr</text:span><text:span text:style-name="T11"> и проверять, будет ли следующий символ </text:span><text:span text:style-name="T13">a = 'B'</text:span><text:span text:style-name="T15">, </text:span><text:span text:style-name="T16">если так</text:span><text:span text:style-name="T15"> </text:span><text:span text:style-name="T12">р</text:span><text:span text:style-name="T11">екурсивная функция вызывается </text:span><text:span text:style-name="T17">2 раза </text:span><text:span text:style-name="T11">, а неудовлетворенные случаи возвращают разные ошибки через переменную </text:span><text:span text:style-name="T13">FlagErr</text:span><text:span text:style-name="T11">.</text:span></text:p>
      <text:p text:style-name="P17"/>
      <text:p text:style-name="P17"><text:s/></text:p>
      <text:list xml:id="list222718995269376" text:continue-numbering="true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5"><text:span text:style-name="T31"><text:s/><text:tab/>2.3. </text:span>Функция main для инициализации массива <text:span text:style-name="T23">arr </text:span><text:span text:style-name="T25">, </text:span><text:span text:style-name="T27">символ </text:span><text:span text:style-name="T29">a</text:span><text:span text:style-name="T27">, чтобы получить каждый символ </text:span><text:span text:style-name="T29">arr</text:span><text:span text:style-name="T27"> </text:span><text:span text:style-name="T28">и</text:span><text:span text:style-name="T27"> флаг </text:span><text:span text:style-name="T29">FlagErr</text:span><text:span text:style-name="T27"> хранит значения, чтобы сообщить об ошибках</text:span><text:span text:style-name="T28">. Функция Bracket() вызывается и значение флага </text:span><text:span text:style-name="T30">FlagErr</text:span><text:span text:style-name="T28"> установлено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31">Вывод</text:p>
      <text:p text:style-name="Times14_5f_РИО2">В ходе лабораторной работы были изучены основы работы с</text:p>
      <text:p text:style-name="P13">рекурсивными функциями. А также реализована рекурсивный вызов</text:p>
      <text:p text:style-name="P13">функции.</text:p>
      <text:p text:style-name="P15"><text:span text:style-name="Book_20_Title"><text:span text:style-name="T2">ПРИЛОЖЕНИЕ A</text:span></text:span></text:p>
      <text:p text:style-name="P36">#include &lt;iostream&gt;</text:p>
      <text:p text:style-name="P36">#include &lt;string&gt;</text:p>
      <text:p text:style-name="P36">#include &lt;fstream&gt;</text:p>
      <text:p text:style-name="P36">using namespace std;</text:p>
      <text:p text:style-name="P36">int pos = 0;</text:p>
      <text:p text:style-name="P36"/>
      <text:p text:style-name="P36">void symbol(string arr, char&amp; a){</text:p>
      <text:p text:style-name="P36"><text:s text:c="4"/>a = arr[pos];</text:p>
      <text:p text:style-name="P36"><text:s text:c="4"/>pos++;</text:p>
      <text:p text:style-name="P36">}</text:p>
      <text:p text:style-name="P36"/>
      <text:p text:style-name="P36">bool bracket(string arr,char&amp; a, int&amp; FlagErr){</text:p>
      <text:p text:style-name="P36"><text:s text:c="8"/>symbol(arr,a);</text:p>
      <text:p text:style-name="P36"><text:s text:c="8"/>if(a != '\0'){</text:p>
      <text:p text:style-name="P36"><text:s text:c="16"/>if(a == 'A')</text:p>
      <text:p text:style-name="P36"><text:s text:c="24"/>FlagErr = 0;</text:p>
      <text:p text:style-name="P36"><text:s text:c="16"/>else if(a == '('){</text:p>
      <text:p text:style-name="P36"><text:s text:c="24"/>symbol(arr,a);</text:p>
      <text:p text:style-name="P36"><text:s text:c="24"/>if(a!='\0' &amp;&amp; a == 'B'){</text:p>
      <text:p text:style-name="P36"><text:s text:c="40"/>if(bracket(arr, a, FlagErr)){</text:p>
      <text:p text:style-name="P36"><text:s text:c="48"/>if(bracket(arr,a,FlagErr)){</text:p>
      <text:p text:style-name="P36"><text:s text:c="56"/>symbol(arr,a);</text:p>
      <text:p text:style-name="P36"><text:s text:c="56"/>if(a!='\0' &amp;&amp; a == ')'){</text:p>
      <text:p text:style-name="P36"><text:s text:c="64"/>FlagErr = 0;</text:p>
      <text:p text:style-name="P36"><text:s text:c="56"/>} else FlagErr = 1;</text:p>
      <text:p text:style-name="P36"><text:s text:c="48"/>} else FlagErr = 2;</text:p>
      <text:p text:style-name="P36"><text:s text:c="40"/>} else FlagErr = 3;</text:p>
      <text:p text:style-name="P36"><text:s text:c="24"/>} else FlagErr = 4;</text:p>
      <text:p text:style-name="P36"><text:s text:c="16"/>} else FlagErr = 5;</text:p>
      <text:p text:style-name="P36"><text:s text:c="8"/>} else FlagErr = 5;</text:p>
      <text:p text:style-name="P36"><text:s text:c="8"/>if(FlagErr == 0)</text:p>
      <text:p text:style-name="P36"><text:s text:c="16"/>return true;</text:p>
      <text:p text:style-name="P36"><text:s text:c="8"/>else</text:p>
      <text:p text:style-name="P36"><text:s text:c="16"/>return false;</text:p>
      <text:p text:style-name="P36">}</text:p>
      <text:p text:style-name="P36"/>
      <text:p text:style-name="P36"/>
      <text:p text:style-name="P36">int main(){</text:p>
      <text:p text:style-name="P36"><text:s text:c="8"/>string arr;</text:p>
      <text:p text:style-name="P36"><text:s text:c="8"/>char a;</text:p>
      <text:p text:style-name="P36"><text:soft-page-break/><text:s text:c="8"/>int FlagErr;</text:p>
      <text:p text:style-name="P36"><text:s text:c="8"/>cin&gt;&gt;arr;</text:p>
      <text:p text:style-name="P36"><text:s text:c="8"/>bracket(arr,a,FlagErr);</text:p>
      <text:p text:style-name="P36"><text:s text:c="8"/>symbol(arr,a);</text:p>
      <text:p text:style-name="P36"><text:s text:c="8"/>if(a!='\0')</text:p>
      <text:p text:style-name="P36"><text:s text:c="16"/>FlagErr = 6;</text:p>
      <text:p text:style-name="P36"/>
      <text:p text:style-name="P36"><text:s text:c="8"/>switch(FlagErr){</text:p>
      <text:p text:style-name="P36"><text:s text:c="16"/>case 0:</text:p>
      <text:p text:style-name="P36"><text:s text:c="24"/>cout&lt;&lt;"It's a bracket."&lt;&lt;endl;</text:p>
      <text:p text:style-name="P36"><text:s text:c="24"/>break;</text:p>
      <text:p text:style-name="P36"><text:s text:c="16"/>case 1:</text:p>
      <text:p text:style-name="P36"><text:tab/> <text:s text:c="9"/>cout&lt;&lt;"It's not a bracket"&lt;&lt;endl;<text:tab/></text:p>
      <text:p text:style-name="P36"><text:s text:c="24"/>cout&lt;&lt;"Error: Missing '('."&lt;&lt;endl;</text:p>
      <text:p text:style-name="P36"><text:s text:c="24"/>break;</text:p>
      <text:p text:style-name="P36"><text:s text:c="16"/>case 2:<text:tab/></text:p>
      <text:p text:style-name="P36"><text:tab/> <text:s text:c="9"/>cout&lt;&lt;"It's not a bracket"&lt;&lt;endl;<text:tab/></text:p>
      <text:p text:style-name="P36"><text:s text:c="24"/>cout&lt;&lt;"Second bracket error."&lt;&lt;endl;</text:p>
      <text:p text:style-name="P36"><text:s text:c="24"/>break;</text:p>
      <text:p text:style-name="P36"><text:s text:c="16"/>case 3:</text:p>
      <text:p text:style-name="P36"><text:tab/> <text:s text:c="9"/>cout&lt;&lt;"It's not a bracket"&lt;&lt;endl;<text:tab/></text:p>
      <text:p text:style-name="P36"><text:s text:c="24"/>cout&lt;&lt;"First bracket error."&lt;&lt;endl;</text:p>
      <text:p text:style-name="P36"><text:s text:c="24"/>break;</text:p>
      <text:p text:style-name="P36"><text:s text:c="16"/>case 4:</text:p>
      <text:p text:style-name="P36"><text:tab/> <text:s text:c="9"/>cout&lt;&lt;"It's not a bracket"&lt;&lt;endl;<text:tab/></text:p>
      <text:p text:style-name="P36"><text:s text:c="24"/>cout&lt;&lt;"Error: Missing 'B'."&lt;&lt;endl;</text:p>
      <text:p text:style-name="P36"><text:s text:c="24"/>break;</text:p>
      <text:p text:style-name="P36"><text:s text:c="16"/>case 5:</text:p>
      <text:p text:style-name="P36"><text:tab/> <text:s text:c="9"/>cout&lt;&lt;"It's not a bracket"&lt;&lt;endl;<text:tab/></text:p>
      <text:p text:style-name="P36"><text:s text:c="24"/>cout&lt;&lt;"Error: Missing 'A' or '('."&lt;&lt;endl;</text:p>
      <text:p text:style-name="P36"><text:s text:c="24"/>break;</text:p>
      <text:p text:style-name="P36"><text:s text:c="16"/>case 6:</text:p>
      <text:p text:style-name="P36"><text:tab/> <text:s text:c="9"/>cout&lt;&lt;"It's not a bracket"&lt;&lt;endl;<text:tab/></text:p>
      <text:p text:style-name="P36"><text:s text:c="24"/>cout&lt;&lt;"Error: Extra characters in input string."&lt;&lt;endl;</text:p>
      <text:p text:style-name="P36"><text:s text:c="24"/>break;</text:p>
      <text:p text:style-name="P36"><text:s text:c="8"/>}</text:p>
      <text:p text:style-name="P36"><text:s text:c="8"/>return 0;</text:p>
      <text:p text:style-name="P36">}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 fo:margin-left="0in" fo:margin-right="0in" fo:text-indent="0.3937in" style:auto-text-indent="false"/>
      <style:text-properties style:font-size-complex="10pt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Subtitle" style:family="paragraph" style:parent-style-name="Standard_20__28_user_29_" style:next-style-name="Text_20_body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letter-spacing="-0.0008in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Times New Roman1" style:font-family-asian="'Times New Roman'" style:font-family-generic-asian="system" style:font-pitch-asian="variable" style:font-name-complex="Arial Unicode MS1" style:font-family-complex="'Arial Unicode MS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_20__28_user_29_" style:default-outline-level="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_20__28_user_29_" style:default-outline-level="" style:class="list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Text" style:family="paragraph" style:parent-style-name="Standard_20__28_user_29_" style:default-outline-level="" style:class="extra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line-height="120%" fo:text-align="justify" style:justify-single-word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8Num1z0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1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ListLabel_20_1" style:display-name="ListLabel 1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ПРОЕКТ ЛЭТИ</dc:title>
    <meta:initial-creator>SAP</meta:initial-creator>
    <meta:editing-cycles>5</meta:editing-cycles>
    <meta:print-date>2018-10-02T10:43:00</meta:print-date>
    <meta:creation-date>2019-02-10T12:22:00</meta:creation-date>
    <dc:date>2019-09-25T22:27:17.875391417</dc:date>
    <meta:editing-duration>PT9M30S</meta:editing-duration>
    <meta:generator>LibreOffice/6.3.1.2$Linux_X86_64 LibreOffice_project/522b3d05dbc14df140b4b4e8cb5fa288e6bf2465</meta:generator>
    <meta:document-statistic meta:table-count="1" meta:image-count="0" meta:object-count="0" meta:page-count="5" meta:paragraph-count="116" meta:word-count="533" meta:character-count="5003" meta:non-whitespace-character-count="32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